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Helvetica Neue" fo:font-size="9pt" fo:letter-spacing="normal" fo:font-style="normal" fo:font-weight="normal" fo:background-color="#bcc8ec" loext:padding="0cm" loext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Helvetica Neue" fo:font-size="9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Helvetica Neue" fo:font-size="9pt" fo:letter-spacing="normal" fo:font-style="normal" fo:font-weight="normal" fo:background-color="#fff1c7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Helvetica Neue" fo:font-size="9pt" fo:letter-spacing="normal" fo:font-style="normal" fo:font-weight="normal" fo:background-color="#98c2d5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fo:background-color="#98c2d5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fo:background-color="#bcc8ec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ffffff" style:font-name="Helvetica Neue" fo:font-size="9pt" fo:letter-spacing="normal" fo:font-style="normal" fo:font-weight="normal" fo:background-color="#a42c64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Helvetica Neue" fo:font-size="9pt" fo:letter-spacing="normal" fo:font-style="normal" fo:font-weight="normal" fo:background-color="#a42c64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Helvetica Neue" fo:font-size="9pt" fo:letter-spacing="normal" fo:font-style="normal" fo:font-weight="normal" fo:background-color="#a42c64" loext:padding="0cm" loext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Helvetica Neue" fo:font-size="9pt" fo:letter-spacing="normal" fo:font-style="normal" fo:font-weight="normal" fo:background-color="#a42c64" loext:padding="0cm" loext:border="none"/>
    </style:style>
    <style:style style:name="P11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Helvetica Neue" fo:font-size="9pt" fo:letter-spacing="normal" fo:font-style="normal" fo:font-weight="normal" fo:background-color="#a42c64" loext:padding="0cm" loext:border="none"/>
    </style:style>
    <style:style style:name="P12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Helvetica Neue" fo:font-size="9pt" fo:letter-spacing="normal" fo:font-style="normal" fo:font-weight="normal" fo:background-color="#a42c64" loext:padding="0cm" loext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Helvetica Neue" fo:font-size="9pt" fo:letter-spacing="normal" fo:font-style="normal" fo:font-weight="normal" fo:background-color="#fff1c7" loext:padding="0cm" loext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Helvetica Neue" fo:font-size="9pt" fo:letter-spacing="normal" fo:font-style="normal" fo:font-weight="normal" fo:background-color="#98c2d5" loext:padding="0cm" loext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Helvetica Neue" fo:font-size="9pt" fo:letter-spacing="normal" fo:font-style="normal" fo:font-weight="normal" fo:background-color="#bcc8ec" loext:padding="0cm" loext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background-color="#bcc8ec" loext:char-shading-value="0"/>
    </style:style>
    <style:style style:name="T2" style:family="text">
      <style:text-properties fo:color="#ffffff" fo:background-color="#a42c64" loext:char-shading-value="0"/>
    </style:style>
    <style:style style:name="T3" style:family="text">
      <style:text-properties fo:background-color="#fff1c7" loext:char-shading-value="0"/>
    </style:style>
    <style:style style:name="T4" style:family="text">
      <style:text-properties fo:background-color="#98c2d5" loext:char-shading-value="0"/>
    </style:style>
    <style:style style:name="T5" style:family="text">
      <style:text-properties style:font-name="Helvetica Neue" fo:font-size="9pt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man clone</text:p>
      <text:section text:style-name="Sect1" text:name="magicdomid53">
        <text:p text:style-name="P2"><text:line-break/></text:p>
      </text:section>
      <text:section text:style-name="Sect1" text:name="magicdomid355">
        <text:p text:style-name="P2"><text:span text:style-name="T1">What is the end-user's ob</text:span><text:span text:style-name="T2">j</text:span><text:span text:style-name="T1">ective?</text:span></text:p>
      </text:section>
      <text:section text:style-name="Sect1" text:name="magicdomid87">
        <text:p text:style-name="P1">- Primary objective</text:p>
      </text:section>
      <text:section text:style-name="Sect1" text:name="magicdomid100">
        <text:p text:style-name="P3">Eat all the dots</text:p>
      </text:section>
      <text:section text:style-name="Sect1" text:name="magicdomid345">
        <text:p text:style-name="P7">Avoid being eaten -&gt; Escaping the ghosts -&gt; Mandatory in order to advance to the next level</text:p>
      </text:section>
      <text:section text:style-name="Sect1" text:name="magicdomid233">
        <text:p text:style-name="P1">Advance to the next level</text:p>
      </text:section>
      <text:section text:style-name="Sect1" text:name="magicdomid115">
        <text:p text:style-name="P1">- Secondary objectives</text:p>
      </text:section>
      <text:section text:style-name="Sect1" text:name="magicdomid136">
        <text:p text:style-name="P7">Timing?</text:p>
      </text:section>
      <text:section text:style-name="Sect1" text:name="magicdomid236">
        <text:p text:style-name="P3">Get a high score</text:p>
      </text:section>
      <text:section text:style-name="Sect1" text:name="magicdomid243">
        <text:p text:style-name="P1">Avoid being eaten</text:p>
      </text:section>
      <text:section text:style-name="Sect1" text:name="magicdomid301">
        <text:p text:style-name="P1">Escape ghosts</text:p>
      </text:section>
      <text:section text:style-name="Sect1" text:name="magicdomid307">
        <text:p text:style-name="P2"><text:line-break/></text:p>
      </text:section>
      <text:section text:style-name="Sect1" text:name="magicdomid353">
        <text:p text:style-name="P1">Components</text:p>
      </text:section>
      <text:section text:style-name="Sect1" text:name="magicdomid373">
        <text:p text:style-name="P1">- Visible components</text:p>
      </text:section>
      <text:section text:style-name="Sect1" text:name="magicdomid400">
        <text:p text:style-name="P7">Ghosts</text:p>
      </text:section>
      <text:section text:style-name="Sect1" text:name="magicdomid422">
        <text:p text:style-name="P3">Player character</text:p>
      </text:section>
      <text:section text:style-name="Sect1" text:name="magicdomid447">
        <text:p text:style-name="P7">Balls</text:p>
      </text:section>
      <text:section text:style-name="Sect1" text:name="magicdomid462">
        <text:p text:style-name="P3">Large dots</text:p>
      </text:section>
      <text:section text:style-name="Sect1" text:name="magicdomid472">
        <text:p text:style-name="P3">Fruit</text:p>
      </text:section>
      <text:section text:style-name="Sect1" text:name="magicdomid419">
        <text:p text:style-name="P3">Level map</text:p>
      </text:section>
      <text:section text:style-name="Sect1" text:name="magicdomid446">
        <text:p text:style-name="P7">Score</text:p>
      </text:section>
      <text:section text:style-name="Sect1" text:name="magicdomid1010">
        <text:p text:style-name="P2"><text:span text:style-name="T1">- Invisible compon</text:span><text:span text:style-name="T3">e</text:span><text:span text:style-name="T1">nts</text:span></text:p>
      </text:section>
      <text:section text:style-name="Sect1" text:name="magicdomid637">
        <text:p text:style-name="P1">Collision logic</text:p>
      </text:section>
      <text:section text:style-name="Sect1" text:name="magicdomid647">
        <text:p text:style-name="P1">Key listener</text:p>
      </text:section>
      <text:section text:style-name="Sect1" text:name="magicdomid655">
        <text:p text:style-name="P1">Screen boundaries</text:p>
      </text:section>
      <text:section text:style-name="Sect1" text:name="magicdomid624">
        <text:p text:style-name="P3">Object movement</text:p>
      </text:section>
      <text:section text:style-name="Sect1" text:name="magicdomid626">
        <text:p text:style-name="P3">Ghost movement AI</text:p>
      </text:section>
      <text:section text:style-name="Sect1" text:name="magicdomid1590">
        <text:p text:style-name="P2"><text:span text:style-name="T3">Map Layer design? Constructor?</text:span><text:span text:style-name="T2"> -&gt; to Screen</text:span></text:p>
      </text:section>
      <text:section text:style-name="Sect1" text:name="magicdomid572">
        <text:p text:style-name="P3">User Events</text:p>
      </text:section>
      <text:section text:style-name="Sect1" text:name="magicdomid1546">
        <text:p text:style-name="P7">Clock, timing? Synchro?</text:p>
      </text:section>
      <text:section text:style-name="Sect1" text:name="magicdomid1548">
        <text:p text:style-name="P2"><text:line-break/></text:p>
      </text:section>
      <text:section text:style-name="Sect1" text:name="magicdomid1683">
        <text:p text:style-name="P2"><text:span text:style-name="T4">Layering components</text:span><text:span text:style-name="T2"> (are these made up of only visible components?) no</text:span></text:p>
      </text:section>
      <text:section text:style-name="Sect1" text:name="magicdomid1621">
        <text:p text:style-name="P4">-Always in play?</text:p>
      </text:section>
      <text:section text:style-name="Sect1" text:name="magicdomid1639">
        <text:p text:style-name="P3">Key listener</text:p>
      </text:section>
      <text:section text:style-name="Sect1" text:name="magicdomid1714">
        <text:p text:style-name="P3">Screen</text:p>
      </text:section>
      <text:section text:style-name="Sect1" text:name="magicdomid1786">
        <text:p text:style-name="P2"><text:line-break/></text:p>
      </text:section>
      <text:section text:style-name="Sect1" text:name="magicdomid1669">
        <text:p text:style-name="P4">-Usually in play?</text:p>
      </text:section>
      <text:section text:style-name="Sect1" text:name="magicdomid1748">
        <text:p text:style-name="P3">Player character</text:p>
      </text:section>
      <text:section text:style-name="Sect1" text:name="magicdomid1753">
        <text:p text:style-name="P3">Ghosts</text:p>
      </text:section>
      <text:section text:style-name="Sect1" text:name="magicdomid1699">
        <text:p text:style-name="P3">Level map</text:p>
      </text:section>
      <text:section text:style-name="Sect1" text:name="magicdomid1704">
        <text:p text:style-name="P3">Score</text:p>
      </text:section>
      <text:section text:style-name="Sect1" text:name="magicdomid1713">
        <text:p text:style-name="P3">Dots</text:p>
      </text:section>
      <text:section text:style-name="Sect1" text:name="magicdomid1618">
        <text:p text:style-name="P4">-Sometimes in play?</text:p>
      </text:section>
      <text:section text:style-name="Sect1" text:name="magicdomid1791">
        <text:p text:style-name="P3">Fruit</text:p>
      </text:section>
      <text:section text:style-name="Sect1" text:name="magicdomid1788">
        <text:p text:style-name="P2"><text:line-break/></text:p>
      </text:section>
      <text:section text:style-name="Sect1" text:name="magicdomid1793">
        <text:p text:style-name="P4">main.c</text:p>
      </text:section>
      <text:section text:style-name="Sect1" text:name="magicdomid1795">
        <text:p text:style-name="P2"><text:line-break/></text:p>
      </text:section>
      <text:section text:style-name="Sect1" text:name="magicdomid1806">
        <text:p text:style-name="P4">#include "screen.h"</text:p>
      </text:section>
      <text:section text:style-name="Sect1" text:name="magicdomid1817">
        <text:p text:style-name="P4">#include "key.h"</text:p>
      </text:section>
      <text:section text:style-name="Sect1" text:name="magicdomid1819">
        <text:p text:style-name="P2"><text:line-break/></text:p>
      </text:section>
      <text:section text:style-name="Sect1" text:name="magicdomid1824">
        <text:p text:style-name="P4">initialize_screen();</text:p>
      </text:section>
      <text:section text:style-name="Sect1" text:name="magicdomid1834">
        <text:p text:style-name="P4">initialize_key_listener();</text:p>
      </text:section>
      <text:section text:style-name="Sect1" text:name="magicdomid1839">
        <text:p text:style-name="P4">playgame();</text:p>
      </text:section>
      <text:section text:style-name="Sect1" text:name="magicdomid1841">
        <text:p text:style-name="P2"><text:line-break/></text:p>
      </text:section>
      <text:section text:style-name="Sect1" text:name="magicdomid1915">
        <text:p text:style-name="P4">game.c</text:p>
      </text:section>
      <text:section text:style-name="Sect1" text:name="magicdomid1940">
        <text:p text:style-name="P7">#include "key.h"</text:p>
      </text:section>
      <text:section text:style-name="Sect1" text:name="magicdomid1854">
        <text:p text:style-name="P4">void playgame()</text:p>
      </text:section>
      <text:section text:style-name="Sect1" text:name="magicdomid1857">
        <text:p text:style-name="P4">{</text:p>
      </text:section>
      <text:section text:style-name="Sect1" text:name="magicdomid1890">
        <text:p text:style-name="P5">    <text:span text:style-name="T5">while(getkey() != 'q')    {}</text:span></text:p>
      </text:section>
      <text:section text:style-name="Sect1" text:name="magicdomid1891">
        <text:p text:style-name="P4">}</text:p>
      </text:section>
      <text:section text:style-name="Sect1" text:name="magicdomid1892">
        <text:p text:style-name="P2"><text:soft-page-break/><text:line-break/></text:p>
      </text:section>
      <text:section text:style-name="Sect1" text:name="magicdomid1990">
        <text:p text:style-name="P7">do we need to put .h files in the compile command?</text:p>
      </text:section>
      <text:section text:style-name="Sect1" text:name="magicdomid2066">
        <text:p text:style-name="P2"><text:span text:style-name="T2">what is the -I flag?</text:span><text:span text:style-name="T4"> -L</text:span></text:p>
      </text:section>
      <text:section text:style-name="Sect1" text:name="magicdomid2068">
        <text:p text:style-name="P4">-lSDL2</text:p>
      </text:section>
      <text:section text:style-name="Sect1" text:name="magicdomid2072">
        <text:p text:style-name="P4">/usr/lib</text:p>
      </text:section>
      <text:section text:style-name="Sect1" text:name="magicdomid2021">
        <text:p text:style-name="P4">#include &lt;string.h&gt;</text:p>
      </text:section>
      <text:section text:style-name="Sect1" text:name="magicdomid2025">
        <text:p text:style-name="P4">/usr/include</text:p>
      </text:section>
      <text:section text:style-name="Sect1" text:name="magicdomid2061">
        <text:p text:style-name="P4">#include &lt;key.h&gt;</text:p>
      </text:section>
      <text:section text:style-name="Sect1" text:name="magicdomid2043">
        <text:p text:style-name="P2"><text:line-break/></text:p>
      </text:section>
      <text:section text:style-name="Sect1" text:name="magicdomid2051">
        <text:p text:style-name="P4">gcc -I../include</text:p>
      </text:section>
      <text:section text:style-name="Sect1" text:name="magicdomid2053">
        <text:p text:style-name="P2"><text:line-break/></text:p>
      </text:section>
      <text:section text:style-name="Sect1" text:name="magicdomid2052">
        <text:p text:style-name="P2"><text:line-break/></text:p>
      </text:section>
      <text:section text:style-name="Sect1" text:name="magicdomid2009">
        <text:p text:style-name="P2"><text:line-break/></text:p>
      </text:section>
      <text:section text:style-name="Sect1" text:name="magicdomid1901">
        <text:p text:style-name="P4">void play();</text:p>
      </text:section>
      <text:section text:style-name="Sect1" text:name="magicdomid1903">
        <text:p text:style-name="P2"><text:line-break/></text:p>
      </text:section>
      <text:section text:style-name="Sect1" text:name="magicdomid1913">
        <text:p text:style-name="P4">void play() {</text:p>
      </text:section>
      <text:section text:style-name="Sect1" text:name="magicdomid1914">
        <text:p text:style-name="P5">    </text:p>
      </text:section>
      <text:section text:style-name="Sect1" text:name="magicdomid838">
        <text:p text:style-name="P1">Ghost component drill-down</text:p>
      </text:section>
      <text:section text:style-name="Sect1" text:name="magicdomid840">
        <text:p text:style-name="P2"><text:line-break/></text:p>
      </text:section>
      <text:section text:style-name="Sect1" text:name="magicdomid846">
        <text:p text:style-name="P1">struct position</text:p>
      </text:section>
      <text:section text:style-name="Sect1" text:name="magicdomid849">
        <text:p text:style-name="P1">{</text:p>
      </text:section>
      <text:section text:style-name="Sect1" text:name="magicdomid864">
        <text:p text:style-name="P6">    <text:span text:style-name="T5">int x = 0;</text:span></text:p>
      </text:section>
      <text:section text:style-name="Sect1" text:name="magicdomid912">
        <text:p text:style-name="P6">    <text:span text:style-name="T5">int y = 0;</text:span></text:p>
      </text:section>
      <text:section text:style-name="Sect1" text:name="magicdomid926">
        <text:p text:style-name="P6">    <text:span text:style-name="T5">bool is_at_boundary = false;</text:span></text:p>
      </text:section>
      <text:section text:style-name="Sect1" text:name="magicdomid872">
        <text:p text:style-name="P1">};</text:p>
      </text:section>
      <text:section text:style-name="Sect1" text:name="magicdomid2073">
        <text:p text:style-name="P2"><text:line-break/></text:p>
      </text:section>
      <text:section text:style-name="Sect1" text:name="magicdomid2076">
        <text:p text:style-name="P2"><text:span text:style-name="T4">enum color { RED, PINK, GREEN</text:span><text:span text:style-name="T3">, ORANGE, BLUE</text:span><text:span text:style-name="T4"> };</text:span></text:p>
      </text:section>
      <text:section text:style-name="Sect1" text:name="magicdomid2077">
        <text:p text:style-name="P1">struct ghost</text:p>
      </text:section>
      <text:section text:style-name="Sect1" text:name="magicdomid713">
        <text:p text:style-name="P1">{</text:p>
      </text:section>
      <text:section text:style-name="Sect1" text:name="magicdomid1151">
        <text:list xml:id="list2887569245" text:style-name="L1">
          <text:list-item>
            <text:p text:style-name="P8">int id_ghost;   </text:p>
          </text:list-item>
        </text:list>
      </text:section>
      <text:section text:style-name="Sect1" text:name="magicdomid1153">
        <text:list xml:id="list2141472619" text:style-name="L2">
          <text:list-item>
            <text:p text:style-name="P9">//ghost unique Identifier, also keeps counts of how many of them are there (static?). Needs to be ++ or --</text:p>
          </text:list-item>
        </text:list>
      </text:section>
      <text:section text:style-name="Sect1" text:name="magicdomid1545">
        <text:list xml:id="list1640388640" text:style-name="L3">
          <text:list-item>
            <text:p text:style-name="P10">//can test for max number of ghosts already in the gameset</text:p>
          </text:list-item>
        </text:list>
      </text:section>
      <text:section text:style-name="Sect1" text:name="magicdomid1520">
        <text:list xml:id="list2812126392" text:style-name="L4">
          <text:list-item>
            <text:p text:style-name="P13">boolean can_see_player; // ghost will pursue the player if they can see the player, but will run if the player has a power-up. They will wander if they cannot see the player.</text:p>
          </text:list-item>
        </text:list>
      </text:section>
      <text:section text:style-name="Sect1" text:name="magicdomid1542">
        <text:list xml:id="list1690584456" text:style-name="L5">
          <text:list-item>
            <text:p text:style-name="P14">enum color ghost_color = RED;</text:p>
          </text:list-item>
        </text:list>
      </text:section>
      <text:section text:style-name="Sect1" text:name="magicdomid1331">
        <text:list xml:id="list3955046597" text:style-name="L6">
          <text:list-item>
            <text:p text:style-name="P11">boolean chasing_state; (chasing or being chased)</text:p>
          </text:list-item>
        </text:list>
      </text:section>
      <text:section text:style-name="Sect1" text:name="magicdomid1497">
        <text:list xml:id="list2585861413" text:style-name="L7">
          <text:list-item>
            <text:p text:style-name="P12">//True : ghost chases player, False: ghost escapes player. Serves as an observable state onto which the AI movement of the ghost should depend on.</text:p>
          </text:list-item>
        </text:list>
      </text:section>
      <text:section text:style-name="Sect1" text:name="magicdomid884">
        <text:list xml:id="list991754667" text:style-name="L8">
          <text:list-item>
            <text:p text:style-name="P15">struct position ghost_pos;</text:p>
          </text:list-item>
        </text:list>
      </text:section>
      <text:section text:style-name="Sect1" text:name="magicdomid833">
        <text:list xml:id="list4258438088" text:style-name="L9">
          <text:list-item>
            <text:p text:style-name="P16"/>
          </text:list-item>
        </text:list>
      </text:section>
      <text:section text:style-name="Sect1" text:name="magicdomid927">
        <text:p text:style-name="P1">};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3:02:08.673235834</meta:creation-date>
    <dc:date>2018-02-04T23:02:54.168779245</dc:date>
    <meta:editing-duration>PT46S</meta:editing-duration>
    <meta:editing-cycles>1</meta:editing-cycles>
    <meta:document-statistic meta:table-count="0" meta:image-count="0" meta:object-count="0" meta:page-count="2" meta:paragraph-count="100" meta:word-count="315" meta:character-count="1858" meta:non-whitespace-character-count="1592"/>
    <meta:generator>LibreOffice/6.0.0.3$Linux_x86 LibreOffice_project/64a0f66915f38c6217de274f0aa8e15618924765</meta:generator>
  </office:meta>
</office:document-meta>
</file>